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T1" style:family="text">
      <style:text-properties style:font-name="Courier"/>
    </style:style>
    <style:style style:name="T2" style:family="text">
      <style:text-properties style:font-name="Courier New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de</text:h>
      <text:p text:style-name="Text_20_body">In this example we want to introduce how to use monospace-based characters for codes.</text:p>
      <text:h text:style-name="Heading_20_2" text:outline-level="2">Inline code</text:h>
      <text:p text:style-name="Text_20_body">This is a simple example of <text:span text:style-name="Source_20_Text">inline code</text:span>, created by means of the default style for <text:span text:style-name="Source_20_Text">source code</text:span> characters. Alternatively, it is possible to directly use the <text:span text:style-name="T1">Courier font style</text:span> and the <text:span text:style-name="T2">Courier New font style</text:span> for having the same effect.</text:p>
      <text:h text:style-name="Heading_20_2" text:outline-level="2">Block code</text:h>
      <text:p text:style-name="Text_20_body">For having an entire sequence of paragraphs as codes, we have to use the default ODT style for preformatted text, as follows:</text:p>
      <text:p text:style-name="Preformatted_20_Text">This is a block of code</text:p>
      <text:p text:style-name="Preformatted_20_Text">That is organised in multiple lines</text:p>
      <text:p text:style-name="Preformatted_20_Text">Isn't it awesome?</text:p>
      <text:h text:style-name="Heading_20_2" text:outline-level="2">Listing box</text:h>
      <text:p text:style-name="Text_20_body">Listing boxes are created by simply including them in a new paragraph and anchored as character, containing only textual element in it, followed by a caption paragraph by means of the appropriate default stylesheet, as shown as follows.</text:p>
      <text:p text:style-name="P1"><draw:frame draw:style-name="fr1" draw:name="Frame1" text:anchor-type="as-char" svg:width="11.659cm" draw:z-index="0"><draw:text-box fo:min-height="1.683cm"><text:p text:style-name="Frame_20_contents">This is a piece of code</text:p><text:p text:style-name="Preformatted_20_Text">One can use whatever style she prefers.</text:p><text:p text:style-name="Text">Text <text:sequence text:ref-name="refText0" text:name="Text" text:formula="ooow:Text+1" style:num-format="1">1</text:sequence>: This is the caption of the listing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lvio Peroni</meta:initial-creator>
    <meta:creation-date>2015-06-21T19:34:20</meta:creation-date>
    <dc:date>2015-10-30T06:34:50</dc:date>
    <dc:creator>Silvio Peroni</dc:creator>
    <meta:editing-duration>PT9H13M48S</meta:editing-duration>
    <meta:editing-cycles>9</meta:editing-cycles>
    <meta:generator>OpenOffice/4.1.1$Unix OpenOffice.org_project/411m6$Build-9775</meta:generator>
    <meta:document-statistic meta:table-count="0" meta:image-count="0" meta:object-count="0" meta:page-count="1" meta:paragraph-count="15" meta:word-count="159" meta:character-count="897"/>
  </office:meta>
</office:document-meta>
</file>